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-color="#729fcf" draw:textarea-horizontal-align="justify" draw:textarea-vertical-align="middle" draw:auto-grow-height="false" fo:min-height="2.438cm" fo:min-width="1.34cm"/>
      <style:paragraph-properties style:writing-mode="lr-tb"/>
    </style:style>
    <style:style style:name="gr2" style:family="graphic" style:parent-style-name="standard">
      <style:graphic-properties svg:stroke-color="#5983b0" draw:fill-color="#729fcf" draw:textarea-horizontal-align="justify" draw:textarea-vertical-align="middle" draw:auto-grow-height="false" fo:min-height="2.75cm" fo:min-width="0.3cm"/>
    </style:style>
    <style:style style:name="gr3" style:family="graphic" style:parent-style-name="objectwithoutfill">
      <style:graphic-properties svg:stroke-color="#729fcf" svg:stroke-opacity="80%" draw:fill="solid" draw:fill-color="#729fc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2a6099" draw:textarea-horizontal-align="justify" draw:textarea-vertical-align="middle" draw:auto-grow-height="false" fo:min-height="0.617cm" fo:min-width="0.65cm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2" style:family="graphic" style:parent-style-name="objectwithoutfill">
      <style:graphic-properties draw:stroke="dash" draw:stroke-dash="Long_20_Dash" svg:stroke-width="0.053cm" svg:stroke-color="#729fcf" draw:marker-start-width="0.279cm" draw:marker-end-width="0.279cm" svg:stroke-opacity="80%" draw:fill="solid" draw:fill-color="#729fcf" draw:textarea-vertical-align="middle" fo:padding-top="0.151cm" fo:padding-bottom="0.151cm" fo:padding-left="0.276cm" fo:padding-right="0.276cm"/>
    </style:style>
    <style:style style:name="P1" style:family="paragraph">
      <loext:graphic-properties draw:fill-color="#729fcf"/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solid" draw:fill-color="#729fc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3faf46" fo:font-size="18pt" style:font-size-asian="18pt" style:font-size-complex="18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/>
      <style:paragraph-properties fo:margin-left="0cm" fo:margin-right="0cm" fo:text-align="center" fo:text-indent="0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color="#3faf46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3.8cm" svg:x="2.2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3cm" svg:x="27.6cm" svg:y="1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.46cm" svg:y1="10.7cm" svg:x2="3.4cm" svg:y2="22.5cm">
          <text:p/>
        </draw:line>
        <draw:line draw:style-name="gr3" draw:text-style-name="P3" draw:layer="layout" svg:x1="32.8cm" svg:y1="18cm" svg:x2="32.8cm" svg:y2="25cm">
          <text:p/>
        </draw:line>
        <draw:line draw:style-name="gr3" draw:text-style-name="P3" draw:layer="layout" svg:x1="3.5cm" svg:y1="4.2cm" svg:x2="15.2cm" svg:y2="4.1cm">
          <text:p/>
        </draw:line>
        <draw:line draw:style-name="gr3" draw:text-style-name="P3" draw:layer="layout" svg:x1="28cm" svg:y1="19.2cm" svg:x2="28cm" svg:y2="25.1cm">
          <text:p/>
        </draw:line>
        <draw:line draw:style-name="gr3" draw:text-style-name="P3" draw:layer="layout" svg:x1="28.1cm" svg:y1="13.2cm" svg:x2="28.1cm" svg:y2="16.4cm">
          <text:p/>
        </draw:line>
        <draw:line draw:style-name="gr3" draw:text-style-name="P3" draw:layer="layout" svg:x1="3.5cm" svg:y1="4.2cm" svg:x2="3.5cm" svg:y2="6.9cm">
          <text:p/>
        </draw:line>
        <draw:frame draw:style-name="gr4" draw:text-style-name="P4" draw:layer="layout" svg:width="0.6cm" svg:height="1.3cm" svg:x="3cm" svg:y="7.6cm">
          <draw:text-box>
            <text:p><text:span text:style-name="T1">+</text:span></text:p>
          </draw:text-box>
        </draw:frame>
        <draw:frame draw:style-name="gr5" draw:text-style-name="P4" draw:layer="layout" svg:width="0.4cm" svg:height="1.195cm" svg:x="3.2cm" svg:y="8.905cm">
          <draw:text-box>
            <text:p><text:span text:style-name="T1">-</text:span></text:p>
          </draw:text-box>
        </draw:frame>
        <draw:frame draw:style-name="gr6" draw:text-style-name="P5" draw:layer="layout" svg:width="1.6cm" svg:height="1.673cm" svg:x="25.7cm" svg:y="17.1cm">
          <draw:text-box>
            <text:p>R1</text:p>
          </draw:text-box>
        </draw:frame>
        <draw:frame draw:style-name="gr7" draw:text-style-name="P5" draw:layer="layout" svg:width="1.6cm" svg:height="1.2cm" svg:x="1cm" svg:y="8.2cm">
          <draw:text-box>
            <text:p>Vs</text:p>
          </draw:text-box>
        </draw:frame>
        <draw:custom-shape draw:style-name="gr8" draw:text-style-name="P2" draw:layer="layout" svg:width="0.2cm" svg:height="0.3cm" svg:x="15.068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4cm" svg:height="1.673cm" svg:x="15.7cm" svg:y="4.5cm">
          <draw:text-box>
            <text:p><text:span text:style-name="T2">V0</text:span></text:p>
          </draw:text-box>
        </draw:frame>
        <draw:frame draw:style-name="gr6" draw:text-style-name="P6" draw:layer="layout" svg:width="1.4cm" svg:height="1.673cm" svg:x="5.8cm" svg:y="13.127cm">
          <draw:text-box>
            <text:p><text:span text:style-name="T2">V2</text:span></text:p>
          </draw:text-box>
        </draw:frame>
        <draw:line draw:style-name="gr3" draw:text-style-name="P3" draw:layer="layout" svg:x1="15.2cm" svg:y1="4.2cm" svg:x2="15.2cm" svg:y2="6.2cm">
          <text:p/>
        </draw:line>
        <draw:g>
          <draw:custom-shape draw:style-name="gr9" draw:text-style-name="P7" draw:layer="layout" svg:width="2.3cm" svg:height="2.6cm" draw:transform="rotate (-0.632681853847944) translate (10.844cm 8.5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0.581cm" svg:y1="8.2cm" svg:x2="13cm" svg:y2="9.974cm">
            <text:p/>
          </draw:line>
        </draw:g>
        <draw:line draw:style-name="gr3" draw:text-style-name="P3" draw:layer="layout" svg:x1="15.2cm" svg:y1="6cm" svg:x2="11.9cm" svg:y2="9.1cm">
          <text:p/>
        </draw:line>
        <draw:line draw:style-name="gr3" draw:text-style-name="P3" draw:layer="layout" svg:x1="10.2cm" svg:y1="11.3cm" svg:x2="6.8cm" svg:y2="14.7cm">
          <text:p/>
        </draw:line>
        <draw:line draw:style-name="gr3" draw:text-style-name="P3" draw:layer="layout" svg:x1="15.2cm" svg:y1="6cm" svg:x2="11.9cm" svg:y2="9.1cm">
          <text:p/>
        </draw:line>
        <draw:custom-shape draw:style-name="gr8" draw:text-style-name="P2" draw:layer="layout" svg:width="0.2cm" svg:height="0.3cm" svg:x="24.069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129cm" svg:height="0.197cm" svg:x="6.671cm" svg:y="14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.3cm" svg:height="2.6cm" draw:transform="rotate (-0.632681853847944) translate (19.844cm 15.6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9.581cm" svg:y1="15.3cm" svg:x2="22cm" svg:y2="17.074cm">
            <text:p/>
          </draw:line>
        </draw:g>
        <draw:line draw:style-name="gr3" draw:text-style-name="P3" draw:layer="layout" svg:x1="19.2cm" svg:y1="18.4cm" svg:x2="15.8cm" svg:y2="21.8cm">
          <text:p/>
        </draw:line>
        <draw:line draw:style-name="gr3" draw:text-style-name="P3" draw:layer="layout" svg:x1="24.2cm" svg:y1="13.1cm" svg:x2="20.9cm" svg:y2="16.2cm">
          <text:p/>
        </draw:line>
        <draw:custom-shape draw:style-name="gr8" draw:text-style-name="P2" draw:layer="layout" svg:width="0.129cm" svg:height="0.197cm" svg:x="15.671cm" svg:y="2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" draw:text-style-name="P7" draw:layer="layout" svg:width="2.3cm" svg:height="2.6cm" draw:transform="rotate (-2.15879775179179) translate (12.958cm 17.6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13.268cm" svg:y1="17.357cm" svg:x2="11.604cm" svg:y2="19.853cm">
            <text:p/>
          </draw:line>
        </draw:g>
        <draw:line draw:style-name="gr3" draw:text-style-name="P3" draw:layer="layout" svg:x1="10.1cm" svg:y1="17.115cm" svg:x2="6.846cm" svg:y2="14.7cm">
          <text:p/>
        </draw:line>
        <draw:line draw:style-name="gr3" draw:text-style-name="P3" draw:layer="layout" svg:x1="15.7cm" svg:y1="21.7cm" svg:x2="12.428cm" svg:y2="18.715cm">
          <text:p/>
        </draw:line>
        <draw:g>
          <draw:custom-shape draw:style-name="gr9" draw:text-style-name="P7" draw:layer="layout" svg:width="2.3cm" svg:height="2.6cm" draw:transform="rotate (-2.15879775179179) translate (21.358cm 9.03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21.668cm" svg:y1="8.757cm" svg:x2="20.004cm" svg:y2="11.253cm">
            <text:p/>
          </draw:line>
        </draw:g>
        <draw:line draw:style-name="gr3" draw:text-style-name="P3" draw:layer="layout" svg:x1="18.5cm" svg:y1="8.515cm" svg:x2="15.246cm" svg:y2="6.1cm">
          <text:p/>
        </draw:line>
        <draw:line draw:style-name="gr3" draw:text-style-name="P3" draw:layer="layout" svg:x1="24.1cm" svg:y1="13.1cm" svg:x2="20.828cm" svg:y2="10.115cm">
          <text:p/>
        </draw:line>
        <draw:line draw:style-name="gr3" draw:text-style-name="P3" draw:layer="layout" svg:x1="3.4cm" svg:y1="22.5cm" svg:x2="15.7cm" svg:y2="22.8cm">
          <text:p/>
        </draw:line>
        <draw:line draw:style-name="gr3" draw:text-style-name="P3" draw:layer="layout" svg:x1="15.7cm" svg:y1="21.8cm" svg:x2="15.7cm" svg:y2="22.8cm">
          <text:p/>
        </draw:line>
        <draw:frame draw:style-name="gr6" draw:text-style-name="P6" draw:layer="layout" svg:width="1.4cm" svg:height="1.673cm" svg:x="16.4cm" svg:y="21.627cm">
          <draw:text-box>
            <text:p><text:span text:style-name="T2">V1</text:span></text:p>
          </draw:text-box>
        </draw:frame>
        <draw:frame draw:style-name="gr6" draw:text-style-name="P6" draw:layer="layout" svg:width="1.4cm" svg:height="1.673cm" svg:x="24.3cm" svg:y="12.227cm">
          <draw:text-box>
            <text:p><text:span text:style-name="T2">V3</text:span></text:p>
          </draw:text-box>
        </draw:frame>
        <draw:line draw:style-name="gr3" draw:text-style-name="P3" draw:layer="layout" svg:x1="6.9cm" svg:y1="14.8cm" svg:x2="5.3cm" svg:y2="14.8cm">
          <text:p/>
        </draw:line>
        <draw:line draw:style-name="gr3" draw:text-style-name="P3" draw:layer="layout" svg:x1="5.3cm" svg:y1="14.7cm" svg:x2="5.3cm" svg:y2="22cm">
          <text:p/>
        </draw:line>
        <draw:line draw:style-name="gr3" draw:text-style-name="P3" draw:layer="layout" svg:x1="5.2cm" svg:y1="24.8cm" svg:x2="30.5cm" svg:y2="25.1cm">
          <text:p/>
        </draw:line>
        <draw:line draw:style-name="gr3" draw:text-style-name="P3" draw:layer="layout" svg:x1="32.8cm" svg:y1="13.1cm" svg:x2="24.2cm" svg:y2="13.2cm">
          <text:p/>
        </draw:line>
        <draw:line draw:style-name="gr3" draw:text-style-name="P3" draw:layer="layout" svg:x1="39.4cm" svg:y1="25.1cm" svg:x2="30.6cm" svg:y2="25.1cm">
          <text:p/>
        </draw:line>
        <draw:line draw:style-name="gr3" draw:text-style-name="P3" draw:layer="layout" svg:x1="32.8cm" svg:y1="13cm" svg:x2="32.8cm" svg:y2="16.8cm">
          <text:p/>
        </draw:line>
        <draw:line draw:style-name="gr11" draw:text-style-name="P8" draw:layer="layout" svg:x1="31.4cm" svg:y1="16.9cm" svg:x2="34.3cm" svg:y2="16.9cm">
          <text:p/>
        </draw:line>
        <draw:line draw:style-name="gr11" draw:text-style-name="P8" draw:layer="layout" svg:x1="31.4cm" svg:y1="18cm" svg:x2="34.3cm" svg:y2="18cm">
          <text:p/>
        </draw:line>
        <draw:line draw:style-name="gr3" draw:text-style-name="P3" draw:layer="layout" svg:x1="32.8cm" svg:y1="13.1cm" svg:x2="32.8cm" svg:y2="1.6cm">
          <text:p/>
        </draw:line>
        <draw:line draw:style-name="gr3" draw:text-style-name="P3" draw:layer="layout" svg:x1="39.6cm" svg:y1="1.6cm" svg:x2="32.8cm" svg:y2="1.6cm">
          <text:p/>
        </draw:line>
        <draw:custom-shape draw:style-name="gr2" draw:text-style-name="P2" draw:layer="layout" svg:width="0.8cm" svg:height="3cm" svg:x="39.2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39.6cm" svg:y1="1.6cm" svg:x2="39.6cm" svg:y2="3.2cm">
          <text:p/>
        </draw:line>
        <draw:line draw:style-name="gr3" draw:text-style-name="P3" draw:layer="layout" svg:x1="39.6cm" svg:y1="6.1cm" svg:x2="39.6cm" svg:y2="7.7cm">
          <text:p/>
        </draw:line>
        <draw:g>
          <draw:custom-shape draw:style-name="gr9" draw:text-style-name="P7" draw:layer="layout" svg:width="2.3cm" svg:height="2.6cm" draw:transform="rotate (-3.14159265358979) translate (40.699cm 10.30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.1cm" svg:y1="10.4cm" svg:x2="38.1cm" svg:y2="10.4cm">
            <text:p/>
          </draw:line>
        </draw:g>
        <draw:line draw:style-name="gr12" draw:text-style-name="P3" draw:layer="layout" svg:x1="39.5cm" svg:y1="10.5cm" svg:x2="39.5cm" svg:y2="12.6cm">
          <text:p/>
        </draw:line>
        <draw:g>
          <draw:custom-shape draw:style-name="gr9" draw:text-style-name="P7" draw:layer="layout" svg:width="2.3cm" svg:height="2.6cm" draw:transform="rotate (-3.14159265358979) translate (40.599cm 15.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cm" svg:y1="15.499cm" svg:x2="38cm" svg:y2="15.499cm">
            <text:p/>
          </draw:line>
        </draw:g>
        <draw:line draw:style-name="gr12" draw:text-style-name="P3" draw:layer="layout" svg:x1="39.5cm" svg:y1="15.7cm" svg:x2="39.5cm" svg:y2="17.8cm">
          <text:p/>
        </draw:line>
        <draw:g>
          <draw:custom-shape draw:style-name="gr9" draw:text-style-name="P7" draw:layer="layout" svg:width="2.3cm" svg:height="2.6cm" draw:transform="rotate (-3.14159265358979) translate (40.599cm 20.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20.2086049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8" draw:layer="layout" svg:x1="41cm" svg:y1="20.599cm" svg:x2="38cm" svg:y2="20.599cm">
            <text:p/>
          </draw:line>
        </draw:g>
        <draw:line draw:style-name="gr3" draw:text-style-name="P3" draw:layer="layout" svg:x1="39.5cm" svg:y1="20.6cm" svg:x2="39.4cm" svg:y2="25.1cm">
          <text:p/>
        </draw:line>
        <draw:frame draw:style-name="gr6" draw:text-style-name="P5" draw:layer="layout" svg:width="1.6cm" svg:height="1.673cm" svg:x="37.4cm" svg:y="3.627cm">
          <draw:text-box>
            <text:p>R2</text:p>
          </draw:text-box>
        </draw:frame>
        <draw:frame draw:style-name="gr6" draw:text-style-name="P5" draw:layer="layout" svg:width="2.3cm" svg:height="1.673cm" svg:x="20.2cm" svg:y="6.327cm">
          <draw:text-box>
            <text:p>Dp1</text:p>
          </draw:text-box>
        </draw:frame>
        <draw:frame draw:style-name="gr6" draw:text-style-name="P5" draw:layer="layout" svg:width="2.1cm" svg:height="1.673cm" svg:x="8.5cm" svg:y="18.7cm">
          <draw:text-box>
            <text:p>Dp2</text:p>
          </draw:text-box>
        </draw:frame>
        <draw:frame draw:style-name="gr6" draw:text-style-name="P5" draw:layer="layout" svg:width="1.9cm" svg:height="1.673cm" svg:x="20.6cm" svg:y="17.6cm">
          <draw:text-box>
            <text:p>Dp3</text:p>
          </draw:text-box>
        </draw:frame>
        <draw:frame draw:style-name="gr6" draw:text-style-name="P5" draw:layer="layout" svg:width="2cm" svg:height="1.673cm" svg:x="8.5cm" svg:y="8.4cm">
          <draw:text-box>
            <text:p>Dp4</text:p>
          </draw:text-box>
        </draw:frame>
        <draw:frame draw:style-name="gr6" draw:text-style-name="P5" draw:layer="layout" svg:width="2cm" svg:height="1.673cm" svg:x="36.3cm" svg:y="8.2cm">
          <draw:text-box>
            <text:p>Dn4</text:p>
          </draw:text-box>
        </draw:frame>
        <draw:frame draw:style-name="gr6" draw:text-style-name="P5" draw:layer="layout" svg:width="2.6cm" svg:height="1.673cm" svg:x="35.5cm" svg:y="18.427cm">
          <draw:text-box>
            <text:p>Dn21</text:p>
          </draw:text-box>
        </draw:frame>
        <draw:frame draw:style-name="gr6" draw:text-style-name="P5" draw:layer="layout" svg:width="2.6cm" svg:height="1.673cm" svg:x="35.7cm" svg:y="13.3cm">
          <draw:text-box>
            <text:p>Dn(...)</text:p>
          </draw:text-box>
        </draw:frame>
        <draw:frame draw:style-name="gr6" draw:text-style-name="P5" draw:layer="layout" svg:width="1.6cm" svg:height="1.673cm" svg:x="29.7cm" svg:y="16.9cm">
          <draw:text-box>
            <text:p>C1</text:p>
          </draw:text-box>
        </draw:frame>
        <draw:line draw:style-name="gr3" draw:text-style-name="P3" draw:layer="layout" svg:x1="6.1cm" svg:y1="21.7cm" svg:x2="5.3cm" svg:y2="22cm">
          <text:p/>
        </draw:line>
        <draw:line draw:style-name="gr3" draw:text-style-name="P3" draw:layer="layout" svg:x1="6.1cm" svg:y1="21.7cm" svg:x2="6.1cm" svg:y2="23.2cm">
          <text:p/>
        </draw:line>
        <draw:line draw:style-name="gr3" draw:text-style-name="P3" draw:layer="layout" svg:x1="5.3cm" svg:y1="23.4cm" svg:x2="6.1cm" svg:y2="23.1cm">
          <text:p/>
        </draw:line>
        <draw:line draw:style-name="gr3" draw:text-style-name="P3" draw:layer="layout" svg:x1="5.3cm" svg:y1="23.4cm" svg:x2="5.3cm" svg:y2="24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3838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6:42:53.554684626</meta:creation-date>
    <dc:date>2021-05-08T15:52:00.370292721</dc:date>
    <meta:editing-duration>PT3H43M35S</meta:editing-duration>
    <meta:editing-cycles>8</meta:editing-cycles>
    <meta:generator>LibreOffice/6.4.6.2$Linux_X86_64 LibreOffice_project/40$Build-2</meta:generator>
    <meta:document-statistic meta:object-count="82"/>
  </office:meta>
</office:document-meta>
</file>